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19">
      <style:paragraph-properties fo:margin-top="0in" fo:margin-bottom="0in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0">
      <style:paragraph-properties fo:margin-top="0in" fo:margin-bottom="0in" style:contextual-spacing="false"/>
    </style:style>
    <style:style style:name="P39" style:family="paragraph" style:parent-style-name="Text_20_body" style:list-style-name="L21"/>
    <style:style style:name="P40" style:family="paragraph" style:parent-style-name="Text_20_body" style:list-style-name="L21">
      <style:paragraph-properties fo:margin-top="0in" fo:margin-bottom="0in" style:contextual-spacing="false"/>
    </style:style>
    <style:style style:name="P41" style:family="paragraph" style:parent-style-name="Text_20_body" style:list-style-name="L22"/>
    <style:style style:name="P42" style:family="paragraph" style:parent-style-name="Text_20_body" style:list-style-name="L22">
      <style:paragraph-properties fo:margin-top="0in" fo:margin-bottom="0in" style:contextual-spacing="false"/>
    </style:style>
    <style:style style:name="P43" style:family="paragraph" style:parent-style-name="Text_20_body" style:list-style-name="L23"/>
    <style:style style:name="P44" style:family="paragraph" style:parent-style-name="Text_20_body" style:list-style-name="L23">
      <style:paragraph-properties fo:margin-top="0in" fo:margin-bottom="0in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4">
      <style:paragraph-properties fo:margin-top="0in" fo:margin-bottom="0in" style:contextual-spacing="false"/>
    </style:style>
    <style:style style:name="P47" style:family="paragraph" style:parent-style-name="Text_20_body" style:list-style-name="L25"/>
    <style:style style:name="P48" style:family="paragraph" style:parent-style-name="Text_20_body" style:list-style-name="L25">
      <style:paragraph-properties fo:margin-top="0in" fo:margin-bottom="0in" style:contextual-spacing="false"/>
    </style:style>
    <style:style style:name="P49" style:family="paragraph" style:parent-style-name="Text_20_body" style:list-style-name="L26"/>
    <style:style style:name="P50" style:family="paragraph" style:parent-style-name="Text_20_body" style:list-style-name="L26">
      <style:paragraph-properties fo:margin-top="0in" fo:margin-bottom="0in" style:contextual-spacing="false"/>
    </style:style>
    <style:style style:name="P51" style:family="paragraph" style:parent-style-name="Text_20_body" style:list-style-name="L27"/>
    <style:style style:name="P52" style:family="paragraph" style:parent-style-name="Text_20_body" style:list-style-name="L27">
      <style:paragraph-properties fo:margin-top="0in" fo:margin-bottom="0in" style:contextual-spacing="false"/>
    </style:style>
    <style:style style:name="P53" style:family="paragraph" style:parent-style-name="Text_20_body" style:list-style-name="L28"/>
    <style:style style:name="P54" style:family="paragraph" style:parent-style-name="Text_20_body" style:list-style-name="L28">
      <style:paragraph-properties fo:margin-top="0in" fo:margin-bottom="0in" style:contextual-spacing="false"/>
    </style:style>
    <style:style style:name="P55" style:family="paragraph" style:parent-style-name="Text_20_body" style:list-style-name="L29"/>
    <style:style style:name="P56" style:family="paragraph" style:parent-style-name="Text_20_body" style:list-style-name="L29">
      <style:paragraph-properties fo:margin-top="0in" fo:margin-bottom="0in" style:contextual-spacing="false"/>
    </style:style>
    <style:style style:name="P57" style:family="paragraph" style:parent-style-name="Text_20_body" style:list-style-name="L30"/>
    <style:style style:name="P58" style:family="paragraph" style:parent-style-name="Text_20_body" style:list-style-name="L30">
      <style:paragraph-properties fo:margin-top="0in" fo:margin-bottom="0in" style:contextual-spacing="false"/>
    </style:style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in" fo:margin-bottom="0in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2">
      <style:paragraph-properties fo:margin-top="0in" fo:margin-bottom="0in" style:contextual-spacing="false"/>
    </style:style>
    <style:style style:name="P63" style:family="paragraph" style:parent-style-name="Text_20_body" style:list-style-name="L33"/>
    <style:style style:name="P64" style:family="paragraph" style:parent-style-name="Text_20_body" style:list-style-name="L33">
      <style:paragraph-properties fo:margin-top="0in" fo:margin-bottom="0in" style:contextual-spacing="false"/>
    </style:style>
    <style:style style:name="P65" style:family="paragraph" style:parent-style-name="Text_20_body" style:list-style-name="L34"/>
    <style:style style:name="P66" style:family="paragraph" style:parent-style-name="Text_20_body" style:list-style-name="L34">
      <style:paragraph-properties fo:margin-top="0in" fo:margin-bottom="0in" style:contextual-spacing="false"/>
    </style:style>
    <style:style style:name="P67" style:family="paragraph" style:parent-style-name="Text_20_body" style:list-style-name="L35"/>
    <style:style style:name="P68" style:family="paragraph" style:parent-style-name="Text_20_body" style:list-style-name="L35">
      <style:paragraph-properties fo:margin-top="0in" fo:margin-bottom="0in" style:contextual-spacing="false"/>
    </style:style>
    <style:style style:name="P69" style:family="paragraph" style:parent-style-name="Text_20_body" style:list-style-name="L36"/>
    <style:style style:name="P70" style:family="paragraph" style:parent-style-name="Text_20_body" style:list-style-name="L36">
      <style:paragraph-properties fo:margin-top="0in" fo:margin-bottom="0in" style:contextual-spacing="false"/>
    </style:style>
    <style:style style:name="P71" style:family="paragraph" style:parent-style-name="Text_20_body" style:list-style-name="L37"/>
    <style:style style:name="P72" style:family="paragraph" style:parent-style-name="Text_20_body" style:list-style-name="L37">
      <style:paragraph-properties fo:margin-top="0in" fo:margin-bottom="0in" style:contextual-spacing="false"/>
    </style:style>
    <style:style style:name="P73" style:family="paragraph" style:parent-style-name="Text_20_body" style:list-style-name="L38"/>
    <style:style style:name="P74" style:family="paragraph" style:parent-style-name="Text_20_body" style:list-style-name="L39"/>
    <style:style style:name="P75" style:family="paragraph" style:parent-style-name="Text_20_body" style:list-style-name="L39">
      <style:paragraph-properties fo:margin-top="0in" fo:margin-bottom="0in" style:contextual-spacing="false"/>
    </style:style>
    <style:style style:name="P76" style:family="paragraph" style:parent-style-name="Text_20_body" style:list-style-name="L40"/>
    <style:style style:name="P77" style:family="paragraph" style:parent-style-name="Text_20_body" style:list-style-name="L40">
      <style:paragraph-properties fo:margin-top="0in" fo:margin-bottom="0in" style:contextual-spacing="false"/>
    </style:style>
    <style:style style:name="P78" style:family="paragraph" style:parent-style-name="Text_20_body" style:list-style-name="L41"/>
    <style:style style:name="P79" style:family="paragraph" style:parent-style-name="Text_20_body" style:list-style-name="L41">
      <style:paragraph-properties fo:margin-top="0in" fo:margin-bottom="0in" style:contextual-spacing="false"/>
    </style:style>
    <style:style style:name="P80" style:family="paragraph" style:parent-style-name="Text_20_body" style:list-style-name="L42"/>
    <style:style style:name="P81" style:family="paragraph" style:parent-style-name="Text_20_body" style:list-style-name="L42">
      <style:paragraph-properties fo:margin-top="0in" fo:margin-bottom="0in" style:contextual-spacing="false"/>
    </style:style>
    <style:style style:name="P82" style:family="paragraph" style:parent-style-name="Text_20_body" style:list-style-name="L43"/>
    <style:style style:name="P83" style:family="paragraph" style:parent-style-name="Text_20_body" style:list-style-name="L43">
      <style:paragraph-properties fo:margin-top="0in" fo:margin-bottom="0in" style:contextual-spacing="false"/>
    </style:style>
    <style:style style:name="P84" style:family="paragraph" style:parent-style-name="Text_20_body" style:list-style-name="L44"/>
    <style:style style:name="P85" style:family="paragraph" style:parent-style-name="Text_20_body" style:list-style-name="L45"/>
    <style:style style:name="P86" style:family="paragraph" style:parent-style-name="Text_20_body" style:list-style-name="L46"/>
    <style:style style:name="P87" style:family="paragraph" style:parent-style-name="Text_20_body" style:list-style-name="L47"/>
    <style:style style:name="P88" style:family="paragraph" style:parent-style-name="Text_20_body" style:list-style-name="L47">
      <style:paragraph-properties fo:margin-top="0in" fo:margin-bottom="0in" style:contextual-spacing="false"/>
    </style:style>
    <style:style style:name="P89" style:family="paragraph" style:parent-style-name="Text_20_body" style:list-style-name="L48"/>
    <style:style style:name="P90" style:family="paragraph" style:parent-style-name="Text_20_body" style:list-style-name="L48">
      <style:paragraph-properties fo:margin-top="0in" fo:margin-bottom="0in" style:contextual-spacing="false"/>
    </style:style>
    <style:style style:name="P91" style:family="paragraph" style:parent-style-name="Text_20_body" style:list-style-name="L49"/>
    <style:style style:name="P92" style:family="paragraph" style:parent-style-name="Text_20_body" style:list-style-name="L49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rear una cuenta en X para construir audiencia antes de publicar tu libro es una muy buena estrategia. Te explico cómo hacerlo bien y, más importante, cómo usarla para atraer lectores desde el inicio:</text:p>
      <text:p text:style-name="Horizontal_20_Line"/>
      <text:h text:style-name="Heading_20_2" text:outline-level="2">🧾 1. Crear la cuenta</text:h>
      <text:list xml:id="list4157872287" text:style-name="L1">
        <text:list-item>
          <text:p text:style-name="P2">Ve a la web o descarga la app de X </text:p>
        </text:list-item>
        <text:list-item>
          <text:p text:style-name="P2">Regístrate con: </text:p>
          <text:list>
            <text:list-item>
              <text:p text:style-name="P2">Email (mejor que teléfono para marca) </text:p>
            </text:list-item>
            <text:list-item>
              <text:p text:style-name="P2">Nombre (puede ser tu nombre de autor o marca) </text:p>
            </text:list-item>
          </text:list>
        </text:list-item>
        <text:list-item>
          <text:p text:style-name="P1">Elige un <text:span text:style-name="Strong_20_Emphasis">@usuario claro y fácil de recordar</text:span> (idealmente relacionado con tu libro o tu nombre como escritor) </text:p>
        </text:list-item>
      </text:list>
      <text:p text:style-name="Horizontal_20_Line"/>
      <text:h text:style-name="Heading_20_2" text:outline-level="2">🧠 2. Define tu identidad (clave para crecer)</text:h>
      <text:p text:style-name="Text_20_body">Antes de publicar, deja claro:</text:p>
      <text:list xml:id="list878192706" text:style-name="L2">
        <text:list-item>
          <text:p text:style-name="P4">📚 ¿Qué tipo de libro estás escribiendo? (novela, fantasía, desarrollo personal, etc.) </text:p>
        </text:list-item>
        <text:list-item>
          <text:p text:style-name="P4">🎯 ¿Para quién es? </text:p>
        </text:list-item>
        <text:list-item>
          <text:p text:style-name="P3">🧩 ¿Qué valor darás en tu cuenta? </text:p>
        </text:list-item>
      </text:list>
      <text:p text:style-name="Text_20_body">Ejemplo:</text:p>
      <text:p text:style-name="Quotations">“Ayudo a amantes de la fantasía a descubrir mundos épicos antes de que mi novela vea la luz.”</text:p>
      <text:p text:style-name="Horizontal_20_Line"/>
      <text:h text:style-name="Heading_20_2" text:outline-level="2">✍️ 3. Optimiza tu perfil</text:h>
      <text:list xml:id="list3674429576" text:style-name="L3">
        <text:list-item>
          <text:p text:style-name="P6"><text:span text:style-name="Strong_20_Emphasis">Foto</text:span>: tu cara o logo profesional </text:p>
        </text:list-item>
        <text:list-item>
          <text:p text:style-name="P6"><text:span text:style-name="Strong_20_Emphasis">Bio</text:span>: </text:p>
          <text:list>
            <text:list-item>
              <text:p text:style-name="P6">Qué haces </text:p>
            </text:list-item>
            <text:list-item>
              <text:p text:style-name="P6">Qué compartes </text:p>
            </text:list-item>
            <text:list-item>
              <text:p text:style-name="P6">Algo intrigante sobre tu libro </text:p>
            </text:list-item>
          </text:list>
        </text:list-item>
        <text:list-item>
          <text:p text:style-name="P6"><text:span text:style-name="Strong_20_Emphasis">Banner</text:span>: puede ser estética del libro o una frase potente </text:p>
        </text:list-item>
        <text:list-item>
          <text:p text:style-name="P5"><text:span text:style-name="Strong_20_Emphasis">Link</text:span>: aunque no tengas libro aún, usa algo como una lista de correo </text:p>
        </text:list-item>
      </text:list>
      <text:p text:style-name="Horizontal_20_Line"/>
      <text:h text:style-name="Heading_20_2" text:outline-level="2">📢 4. Estrategia de contenido (esto es lo más importante)</text:h>
      <text:p text:style-name="Text_20_body">Para captar lectores, no vendas… <text:span text:style-name="Strong_20_Emphasis">conecta</text:span>:</text:p>
      <text:h text:style-name="Heading_20_3" text:outline-level="3"><text:soft-page-break/>Tipos de contenido que funcionan:</text:h>
      <text:list xml:id="list1192254040" text:style-name="L4">
        <text:list-item>
          <text:p text:style-name="P8">🧵 Hilos (threads): </text:p>
          <text:list>
            <text:list-item>
              <text:p text:style-name="P8">Ej: “Estoy escribiendo una novela sobre ___, aquí va un adelanto…” </text:p>
            </text:list-item>
          </text:list>
        </text:list-item>
        <text:list-item>
          <text:p text:style-name="P8">💡 Ideas / reflexiones relacionadas con tu temática </text:p>
        </text:list-item>
        <text:list-item>
          <text:p text:style-name="P8">🎭 Proceso de escritura (esto engancha mucho) </text:p>
        </text:list-item>
        <text:list-item>
          <text:p text:style-name="P8">🔥 Frases o microcuentos </text:p>
        </text:list-item>
        <text:list-item>
          <text:p text:style-name="P7">❓ Preguntas a la audiencia (para interacción) </text:p>
        </text:list-item>
      </text:list>
      <text:p text:style-name="Horizontal_20_Line"/>
      <text:h text:style-name="Heading_20_2" text:outline-level="2">🚀 5. Crecimiento inicial (primeros 30 días)</text:h>
      <text:list xml:id="list3488212356" text:style-name="L5">
        <text:list-item>
          <text:p text:style-name="P10">Publica <text:span text:style-name="Strong_20_Emphasis">1–3 veces al día</text:span> </text:p>
        </text:list-item>
        <text:list-item>
          <text:p text:style-name="P10">Comenta en cuentas de: </text:p>
          <text:list>
            <text:list-item>
              <text:p text:style-name="P10">escritores </text:p>
            </text:list-item>
            <text:list-item>
              <text:p text:style-name="P10">lectores </text:p>
            </text:list-item>
            <text:list-item>
              <text:p text:style-name="P10">gente de tu nicho </text:p>
            </text:list-item>
          </text:list>
        </text:list-item>
        <text:list-item>
          <text:p text:style-name="P10">Responde a todos los comentarios </text:p>
        </text:list-item>
        <text:list-item>
          <text:p text:style-name="P9">Usa lenguaje cercano, no corporativo </text:p>
        </text:list-item>
      </text:list>
      <text:p text:style-name="Horizontal_20_Line"/>
      <text:h text:style-name="Heading_20_2" text:outline-level="2">📬 6. Construye una base propia (MUY importante)</text:h>
      <text:p text:style-name="Text_20_body">No dependas solo de X.</text:p>
      <text:p text:style-name="Text_20_body">Crea:</text:p>
      <text:list xml:id="list1115093921" text:style-name="L6">
        <text:list-item>
          <text:p text:style-name="P11">Una lista de correo (ej: con Substack o Mailchimp) </text:p>
        </text:list-item>
      </text:list>
      <text:p text:style-name="Text_20_body">Ofrece algo gratis:</text:p>
      <text:list xml:id="list48279745" text:style-name="L7">
        <text:list-item>
          <text:p text:style-name="P13">Un capítulo </text:p>
        </text:list-item>
        <text:list-item>
          <text:p text:style-name="P13">Un relato corto </text:p>
        </text:list-item>
        <text:list-item>
          <text:p text:style-name="P12">Ideas exclusivas </text:p>
        </text:list-item>
      </text:list>
      <text:p text:style-name="Horizontal_20_Line"/>
      <text:h text:style-name="Heading_20_2" text:outline-level="2">🎯 7. Pre-lanzamiento del libro</text:h>
      <text:p text:style-name="Text_20_body">Cuando tengas audiencia:</text:p>
      <text:list xml:id="list2698048085" text:style-name="L8">
        <text:list-item>
          <text:p text:style-name="P15">Comparte avances </text:p>
        </text:list-item>
        <text:list-item>
          <text:p text:style-name="P15">Haz votaciones (portada, nombres, etc.) </text:p>
        </text:list-item>
        <text:list-item>
          <text:p text:style-name="P14">Genera expectativa (“lanzo en X fecha”) </text:p>
        </text:list-item>
      </text:list>
      <text:p text:style-name="Horizontal_20_Line"/>
      <text:h text:style-name="Heading_20_2" text:outline-level="2"><text:soft-page-break/>⚠️ Error común a evitar</text:h>
      <text:p text:style-name="Text_20_body">No hagas esto:</text:p>
      <text:list xml:id="list2292338659" text:style-name="L9">
        <text:list-item>
          <text:p text:style-name="P17">❌ Solo promocionar tu libro </text:p>
        </text:list-item>
        <text:list-item>
          <text:p text:style-name="P17">❌ Publicar sin estrategia </text:p>
        </text:list-item>
        <text:list-item>
          <text:p text:style-name="P16">❌ Copiar contenido genérico </text:p>
        </text:list-item>
      </text:list>
      <text:p text:style-name="Horizontal_20_Line"/>
      <text:p text:style-name="Text_20_body">Si quieres, puedo ayudarte a:</text:p>
      <text:list xml:id="list1779589475" text:style-name="L10">
        <text:list-item>
          <text:p text:style-name="P19">Crear tu <text:span text:style-name="Strong_20_Emphasis">nombre de usuario y bio perfecta</text:span> </text:p>
        </text:list-item>
        <text:list-item>
          <text:p text:style-name="P19">Diseñar una <text:span text:style-name="Strong_20_Emphasis">estrategia de contenido específica para tu libro</text:span> </text:p>
        </text:list-item>
        <text:list-item>
          <text:p text:style-name="P18">Escribir tus <text:span text:style-name="Strong_20_Emphasis">primeros 10 posts listos para publicar</text:span> </text:p>
        </text:list-item>
      </text:list>
      <text:p text:style-name="Text_20_body">Solo dime:<text:line-break/>👉 ¿De qué trata tu libro?</text:p>
      <text:p text:style-name="Text_20_body">mi libro es una mezcla de historia fantastica con ciencia. el mensaje de fondo es mistico, existencial. explica los misterios de la existencia apoyando el relato en un ensayo cientifico.</text:p>
      <text:p text:style-name="Text_20_body">Suena como un concepto muy potente — y también exigente — porque mezcla <text:span text:style-name="Strong_20_Emphasis">ficción + ciencia + filosofía</text:span>. Eso es buenísimo para X si lo comunicas bien: puedes atraer tanto a lectores curiosos como a gente interesada en lo existencial.</text:p>
      <text:p text:style-name="Text_20_body">Voy a ayudarte a aterrizarlo en algo que funcione en la práctica 👇</text:p>
      <text:p text:style-name="Horizontal_20_Line"/>
      <text:h text:style-name="Heading_20_1" text:outline-level="1">🧠 1. Posicionamiento (esto define todo)</text:h>
      <text:p text:style-name="Text_20_body">Ahora mismo tu idea es interesante, pero en X necesitas que sea <text:span text:style-name="Strong_20_Emphasis">rápidamente entendible</text:span>.</text:p>
      <text:p text:style-name="Text_20_body">Podrías posicionarlo así:</text:p>
      <text:list xml:id="list3682865354" text:style-name="L11">
        <text:list-item>
          <text:p text:style-name="P21">“Ficción que explica los misterios del universo con base científica” </text:p>
        </text:list-item>
        <text:list-item>
          <text:p text:style-name="P21">“Historias que exploran la existencia entre la ciencia y lo místico” </text:p>
        </text:list-item>
        <text:list-item>
          <text:p text:style-name="P20">“Un viaje entre la conciencia, el universo y la ciencia” </text:p>
        </text:list-item>
      </text:list>
      <text:p text:style-name="Text_20_body">👉 La clave:<text:line-break/><text:span text:style-name="Strong_20_Emphasis">no suena a libro… suena a experiencia</text:span></text:p>
      <text:p text:style-name="Horizontal_20_Line"/>
      <text:h text:style-name="Heading_20_1" text:outline-level="1">✍️ 2. Bio sugerida (puedes usar esto tal cual o adaptarlo)</text:h>
      <text:p text:style-name="Text_20_body">Opción 1 (clara):</text:p>
      <text:p text:style-name="Quotations"><text:soft-page-break/>Escribo ficción donde la ciencia se encuentra con lo místico<text:line-break/>Explorando los misterios de la existencia<text:line-break/>📖 Próximo libro en camino</text:p>
      <text:p text:style-name="Text_20_body">Opción 2 (más intrigante):</text:p>
      <text:p text:style-name="Quotations">La realidad no es lo que parece<text:line-break/>Escribo sobre conciencia, universo y existencia<text:line-break/>📖 Construyendo algo diferente</text:p>
      <text:p text:style-name="Text_20_body">Opción 3 (más directa para crecer):</text:p>
      <text:p text:style-name="Quotations">Ficción + ciencia + misterio<text:line-break/>Explico el universo a través de historias<text:line-break/>📖 Libro en progreso</text:p>
      <text:p text:style-name="Horizontal_20_Line"/>
      <text:h text:style-name="Heading_20_1" text:outline-level="1">🔥 3. Estrategia de contenido (esto te hará crecer)</text:h>
      <text:p text:style-name="Text_20_body">Tu tipo de libro es perfecto para contenido que <text:span text:style-name="Strong_20_Emphasis">engancha por curiosidad</text:span>.</text:p>
      <text:h text:style-name="Heading_20_2" text:outline-level="2">🧵 Tipo 1: Hilos “mente explotada”</text:h>
      <text:p text:style-name="Text_20_body">Ejemplo:</text:p>
      <text:p text:style-name="Quotations">“La ciencia dice que el tiempo no existe como creemos…<text:line-break/>pero si eso es cierto, ¿qué somos realmente?<text:line-break/>Abro hilo 👇”</text:p>
      <text:p text:style-name="Horizontal_20_Line"/>
      <text:h text:style-name="Heading_20_2" text:outline-level="2">💡 Tipo 2: Ideas cortas (muy virales)</text:h>
      <text:list xml:id="list470069306" text:style-name="L12">
        <text:list-item>
          <text:p text:style-name="P23">“No somos seres viviendo en el universo… somos el universo experimentándose.” </text:p>
        </text:list-item>
        <text:list-item>
          <text:p text:style-name="P22">“La conciencia podría no estar en el cerebro… sino al revés.” </text:p>
        </text:list-item>
      </text:list>
      <text:p text:style-name="Horizontal_20_Line"/>
      <text:h text:style-name="Heading_20_2" text:outline-level="2">📖 Tipo 3: Fragmentos de tu libro</text:h>
      <text:p text:style-name="Text_20_body">Esto es oro:</text:p>
      <text:p text:style-name="Quotations">“Cuando entendió que la realidad era una ilusión… ya era demasiado tarde.”</text:p>
      <text:p text:style-name="Horizontal_20_Line"/>
      <text:h text:style-name="Heading_20_2" text:outline-level="2"><text:soft-page-break/>🧪 Tipo 4: Ciencia simplificada</text:h>
      <text:p text:style-name="Text_20_body">Explica conceptos reales pero con tono accesible:</text:p>
      <text:list xml:id="list2640706190" text:style-name="L13">
        <text:list-item>
          <text:p text:style-name="P25">física cuántica </text:p>
        </text:list-item>
        <text:list-item>
          <text:p text:style-name="P25">tiempo </text:p>
        </text:list-item>
        <text:list-item>
          <text:p text:style-name="P25">conciencia </text:p>
        </text:list-item>
        <text:list-item>
          <text:p text:style-name="P24">universo </text:p>
        </text:list-item>
      </text:list>
      <text:p text:style-name="Text_20_body">👉 Esto te posiciona como alguien interesante, no solo escritor</text:p>
      <text:p text:style-name="Horizontal_20_Line"/>
      <text:h text:style-name="Heading_20_2" text:outline-level="2">🎭 Tipo 5: Tu proceso</text:h>
      <text:list xml:id="list3531550675" text:style-name="L14">
        <text:list-item>
          <text:p text:style-name="P27">“Hoy escribí una escena donde…” </text:p>
        </text:list-item>
        <text:list-item>
          <text:p text:style-name="P26">“Me di cuenta de algo sobre la existencia mientras escribía…” </text:p>
        </text:list-item>
      </text:list>
      <text:p text:style-name="Text_20_body">Esto crea conexión real</text:p>
      <text:p text:style-name="Horizontal_20_Line"/>
      <text:h text:style-name="Heading_20_1" text:outline-level="1">🚀 4. Nombre de usuario ideas</text:h>
      <text:p text:style-name="Text_20_body">Depende si quieres marca personal o conceptual:</text:p>
      <text:h text:style-name="Heading_20_3" text:outline-level="3">Personal:</text:h>
      <text:list xml:id="list2142189685" text:style-name="L15">
        <text:list-item>
          <text:p text:style-name="P29">@TuNombreAutor </text:p>
        </text:list-item>
        <text:list-item>
          <text:p text:style-name="P28">@TuNombreEscribe </text:p>
        </text:list-item>
      </text:list>
      <text:h text:style-name="Heading_20_3" text:outline-level="3">Conceptual (potentes para tu tema):</text:h>
      <text:list xml:id="list1746940029" text:style-name="L16">
        <text:list-item>
          <text:p text:style-name="P31">@MisteriosDeLaExistencia </text:p>
        </text:list-item>
        <text:list-item>
          <text:p text:style-name="P31">@ConcienciaInfinita </text:p>
        </text:list-item>
        <text:list-item>
          <text:p text:style-name="P31">@CodigoDelUniverso </text:p>
        </text:list-item>
        <text:list-item>
          <text:p text:style-name="P30">@RealidadOculta </text:p>
        </text:list-item>
      </text:list>
      <text:p text:style-name="Horizontal_20_Line"/>
      <text:h text:style-name="Heading_20_1" text:outline-level="1">📬 5. Estrategia inteligente (muy importante)</text:h>
      <text:p text:style-name="Text_20_body">Tu tema tiene algo clave: <text:span text:style-name="Strong_20_Emphasis">profundidad</text:span></text:p>
      <text:p text:style-name="Text_20_body">Eso significa que puedes convertir seguidores en fans fácilmente.</text:p>
      <text:p text:style-name="Text_20_body">Haz esto desde el inicio:</text:p>
      <text:list xml:id="list2804737426" text:style-name="L17">
        <text:list-item>
          <text:p text:style-name="P33">Ofrece un PDF o texto corto: </text:p>
          <text:list>
            <text:list-item>
              <text:p text:style-name="P33"><text:soft-page-break/>“3 ideas que cambiarán cómo ves la realidad” </text:p>
            </text:list-item>
          </text:list>
        </text:list-item>
        <text:list-item>
          <text:p text:style-name="P32">Construye lista de correo (esto vale oro) </text:p>
        </text:list-item>
      </text:list>
      <text:p text:style-name="Horizontal_20_Line"/>
      <text:h text:style-name="Heading_20_1" text:outline-level="1">⚠️ 6. Realidad importante</text:h>
      <text:p text:style-name="Text_20_body">Te digo algo directo porque te va a ahorrar tiempo:</text:p>
      <text:p text:style-name="Text_20_body">👉 Este tipo de contenido funciona MUY bien<text:line-break/>👉 Pero solo si es <text:span text:style-name="Strong_20_Emphasis">claro + provocador + simple</text:span></text:p>
      <text:p text:style-name="Text_20_body">Si suena demasiado abstracto:</text:p>
      <text:list xml:id="list3977957440" text:style-name="L18">
        <text:list-item>
          <text:p text:style-name="P34">la gente no entiende → no interactúa </text:p>
        </text:list-item>
      </text:list>
      <text:p text:style-name="Horizontal_20_Line"/>
      <text:h text:style-name="Heading_20_1" text:outline-level="1">🎯 7. Siguiente paso (te ayudo si quieres)</text:h>
      <text:p text:style-name="Text_20_body">Puedo ir mucho más concreto contigo:</text:p>
      <text:list xml:id="list3282169888" text:style-name="L19">
        <text:list-item>
          <text:p text:style-name="P36">Crear tu <text:span text:style-name="Strong_20_Emphasis">@usuario ideal</text:span> </text:p>
        </text:list-item>
        <text:list-item>
          <text:p text:style-name="P36">Diseñar tu <text:span text:style-name="Strong_20_Emphasis">bio perfecta ajustada a tu estilo</text:span> </text:p>
        </text:list-item>
        <text:list-item>
          <text:p text:style-name="P36">Escribirte <text:span text:style-name="Strong_20_Emphasis">10 primeros posts listos para publicar (muy virales)</text:span> </text:p>
        </text:list-item>
        <text:list-item>
          <text:p text:style-name="P35">O incluso ayudarte a definir mejor el concepto del libro </text:p>
        </text:list-item>
      </text:list>
      <text:p text:style-name="Text_20_body">Solo dime:<text:line-break/>👉 ¿Quieres que tu cuenta sea más <text:span text:style-name="Strong_20_Emphasis">mística</text:span>, más <text:span text:style-name="Strong_20_Emphasis">científica</text:span>, o un equilibrio de ambas?</text:p>
      <text:p text:style-name="Text_20_body">tiene que ser una mezcla entre lo mistico y lo cientifico. debemos dar la idea de revelar finalmente los misterios de la existencia de forma precisa y comprobable. es cientifico, abordando temas misticos.</text:p>
      <text:p text:style-name="Text_20_body">Perfecto — ahora sí tenemos algo <text:span text:style-name="Strong_20_Emphasis">muy potente</text:span>, pero también delicado: quieres transmitir <text:span text:style-name="Emphasis">revelación profunda</text:span> sin caer en algo que suene falso o pseudocientífico. La clave será comunicarlo como:</text:p>
      <text:p text:style-name="Text_20_body">👉 <text:span text:style-name="Strong_20_Emphasis">exploración seria + misterio real + base científica</text:span>, no como “verdades absolutas”.</text:p>
      <text:p text:style-name="Text_20_body">Si lo haces bien, puedes posicionarte como algo muy atractivo y poco común.</text:p>
      <text:p text:style-name="Horizontal_20_Line"/>
      <text:h text:style-name="Heading_20_1" text:outline-level="1">🧠 1. Posicionamiento afinado (esto es oro)</text:h>
      <text:p text:style-name="Text_20_body">Tu mensaje debería sentirse así:</text:p>
      <text:p text:style-name="Quotations">“Estamos más cerca de entender la existencia de lo que creemos… y la ciencia empieza a señalar el camino.”</text:p>
      <text:p text:style-name="Text_20_body"><text:soft-page-break/>Algunas versiones que funcionan muy bien:</text:p>
      <text:list xml:id="list3032430026" text:style-name="L20">
        <text:list-item>
          <text:p text:style-name="P38">“Exploro los misterios de la existencia con base científica” </text:p>
        </text:list-item>
        <text:list-item>
          <text:p text:style-name="P38">“Donde la ciencia se acerca a lo que antes llamábamos místico” </text:p>
        </text:list-item>
        <text:list-item>
          <text:p text:style-name="P37">“La realidad es más profunda de lo que la ciencia tradicional explica… pero no es magia” </text:p>
        </text:list-item>
      </text:list>
      <text:p text:style-name="Text_20_body">👉 Nota importante:<text:line-break/>Nunca digas “tengo la verdad absoluta”<text:line-break/>Sí sugiere: “hay algo que estamos empezando a entender”</text:p>
      <text:p text:style-name="Horizontal_20_Line"/>
      <text:h text:style-name="Heading_20_1" text:outline-level="1">✍️ 2. Bio optimizada (muy alineada a tu idea)</text:h>
      <text:p text:style-name="Text_20_body">Te dejo 3 versiones fuertes:</text:p>
      <text:h text:style-name="Heading_20_3" text:outline-level="3">Opción A (equilibrada)</text:h>
      <text:p text:style-name="Quotations">Ciencia + misterio<text:line-break/>Explorando la existencia con precisión<text:line-break/>📖 Construyendo una historia sobre lo que somos</text:p>
      <text:p text:style-name="Horizontal_20_Line"/>
      <text:h text:style-name="Heading_20_3" text:outline-level="3">Opción B (más intrigante)</text:h>
      <text:p text:style-name="Quotations">La ciencia está rozando lo inexplicable<text:line-break/>Escribo sobre conciencia, realidad y existencia<text:line-break/>📖 Libro en desarrollo</text:p>
      <text:p text:style-name="Horizontal_20_Line"/>
      <text:h text:style-name="Heading_20_3" text:outline-level="3">Opción C (más contundente)</text:h>
      <text:p text:style-name="Quotations">Los misterios de la existencia no son magia<text:line-break/>Son preguntas mal entendidas por la ciencia<text:line-break/>📖 Ficción basada en ideas reales</text:p>
      <text:p text:style-name="Horizontal_20_Line"/>
      <text:h text:style-name="Heading_20_1" text:outline-level="1">🔥 3. Tono de contenido (clave para crecer)</text:h>
      <text:p text:style-name="Text_20_body">Tu tono debe ser:</text:p>
      <text:list xml:id="list174291538" text:style-name="L21">
        <text:list-item>
          <text:p text:style-name="P40">🧪 Científico → mencionas conceptos reales </text:p>
        </text:list-item>
        <text:list-item>
          <text:p text:style-name="P40">🌌 Místico → haces preguntas profundas </text:p>
        </text:list-item>
        <text:list-item>
          <text:p text:style-name="P39">⚡ Preciso → sin exageraciones vacías </text:p>
        </text:list-item>
      </text:list>
      <text:p text:style-name="Text_20_body"><text:soft-page-break/>👉 Piensa:<text:line-break/>Física cuántica + filosofía + narrativa</text:p>
      <text:p text:style-name="Horizontal_20_Line"/>
      <text:h text:style-name="Heading_20_1" text:outline-level="1">🧵 4. Ejemplos de posts (listos para usar)</text:h>
      <text:h text:style-name="Heading_20_3" text:outline-level="3">Post 1 (enganche fuerte)</text:h>
      <text:p text:style-name="Quotations">La ciencia aún no puede explicar la conciencia.<text:line-break/>Pero cada año, se acerca más a algo que antes llamábamos “alma”.</text:p>
      <text:p text:style-name="Horizontal_20_Line"/>
      <text:h text:style-name="Heading_20_3" text:outline-level="3">Post 2 (intriga científica)</text:h>
      <text:p text:style-name="Quotations">Si el tiempo no es absoluto, entonces tu vida no ocurre como crees.<text:line-break/>Y eso cambia todo sobre lo que significa existir.</text:p>
      <text:p text:style-name="Horizontal_20_Line"/>
      <text:h text:style-name="Heading_20_3" text:outline-level="3">Post 3 (mezcla perfecta)</text:h>
      <text:p text:style-name="Quotations">Durante siglos, lo llamamos “místico”.<text:line-break/>Hoy empezamos a modelarlo con ecuaciones.</text:p>
      <text:p text:style-name="Horizontal_20_Line"/>
      <text:h text:style-name="Heading_20_3" text:outline-level="3">Post 4 (estilo libro)</text:h>
      <text:p text:style-name="Quotations">“No era que el universo tuviera conciencia…<text:line-break/>era que la conciencia era el universo mirándose a sí mismo.”</text:p>
      <text:p text:style-name="Horizontal_20_Line"/>
      <text:h text:style-name="Heading_20_3" text:outline-level="3">Post 5 (autoridad sin exagerar)</text:h>
      <text:p text:style-name="Quotations">No estoy intentando inventar respuestas.<text:line-break/>Estoy conectando preguntas que la ciencia aún no ha terminado de responder.</text:p>
      <text:p text:style-name="Horizontal_20_Line"/>
      <text:h text:style-name="Heading_20_1" text:outline-level="1">🚀 5. Estrategia de crecimiento específica para TU tema</text:h>
      <text:p text:style-name="Text_20_body">Este nicho crece si haces esto:</text:p>
      <text:h text:style-name="Heading_20_3" text:outline-level="3"><text:soft-page-break/>1. Simplifica lo complejo</text:h>
      <text:p text:style-name="Text_20_body">No expliques como científico → explica como narrador</text:p>
      <text:p text:style-name="Horizontal_20_Line"/>
      <text:h text:style-name="Heading_20_3" text:outline-level="3">2. Genera “asombro racional”</text:h>
      <text:p text:style-name="Text_20_body">La gente debe sentir:</text:p>
      <text:p text:style-name="Quotations">“esto es profundo… pero podría ser real”</text:p>
      <text:p text:style-name="Horizontal_20_Line"/>
      <text:h text:style-name="Heading_20_3" text:outline-level="3">3. Usa preguntas poderosas</text:h>
      <text:list xml:id="list3249383937" text:style-name="L22">
        <text:list-item>
          <text:p text:style-name="P42">¿Qué es realmente la conciencia? </text:p>
        </text:list-item>
        <text:list-item>
          <text:p text:style-name="P42">¿Somos producto del universo o parte activa de él? </text:p>
        </text:list-item>
        <text:list-item>
          <text:p text:style-name="P41">¿La realidad es objetiva o interpretada? </text:p>
        </text:list-item>
      </text:list>
      <text:p text:style-name="Horizontal_20_Line"/>
      <text:h text:style-name="Heading_20_1" text:outline-level="1">⚠️ 6. Punto crítico (esto te diferencia o te hunde)</text:h>
      <text:p text:style-name="Text_20_body">Tu idea puede caer en dos extremos:</text:p>
      <text:p text:style-name="Text_20_body">❌ Demasiado místico → pierde credibilidad<text:line-break/>❌ Demasiado técnico → pierde interés</text:p>
      <text:p text:style-name="Text_20_body">👉 Tu punto ideal:</text:p>
      <text:p text:style-name="Quotations">“Esto suena increíble… pero no absurdo”</text:p>
      <text:p text:style-name="Horizontal_20_Line"/>
      <text:h text:style-name="Heading_20_1" text:outline-level="1">🎯 7. Identidad final (resumen claro)</text:h>
      <text:p text:style-name="Text_20_body">Tu cuenta debería sentirse como:</text:p>
      <text:list xml:id="list864418579" text:style-name="L23">
        <text:list-item>
          <text:p text:style-name="P44">Un <text:span text:style-name="Strong_20_Emphasis">puente entre ciencia y lo inexplicable</text:span> </text:p>
        </text:list-item>
        <text:list-item>
          <text:p text:style-name="P44">Un lugar donde: </text:p>
          <text:list>
            <text:list-item>
              <text:p text:style-name="P44">lo místico se vuelve entendible </text:p>
            </text:list-item>
            <text:list-item>
              <text:p text:style-name="P43">lo científico se vuelve fascinante </text:p>
            </text:list-item>
          </text:list>
        </text:list-item>
      </text:list>
      <text:p text:style-name="Horizontal_20_Line"/>
      <text:p text:style-name="Text_20_body">Si quieres, el siguiente paso puede ser muy concreto:</text:p>
      <text:p text:style-name="Text_20_body">👉 Te creo:</text:p>
      <text:list xml:id="list2143840495" text:style-name="L24">
        <text:list-item>
          <text:p text:style-name="P46">tu <text:span text:style-name="Strong_20_Emphasis">@usuario perfecto (difícil de copiar)</text:span> </text:p>
        </text:list-item>
        <text:list-item>
          <text:p text:style-name="P46"><text:soft-page-break/>un <text:span text:style-name="Strong_20_Emphasis">hilo viral de presentación</text:span> </text:p>
        </text:list-item>
        <text:list-item>
          <text:p text:style-name="P45">y <text:span text:style-name="Strong_20_Emphasis">7 días completos de contenido listo</text:span> </text:p>
        </text:list-item>
      </text:list>
      <text:p text:style-name="Text_20_body">Solo dime:<text:line-break/>¿quieres que el tono sea más <text:span text:style-name="Strong_20_Emphasis">serio tipo científico</text:span> o más <text:span text:style-name="Strong_20_Emphasis">impactante/viral estilo frases poderosas</text:span>?</text:p>
      <text:p text:style-name="Text_20_body">el estilo debe ser impactante con frase poderosas. que te parece el nombre de Fabhrius?</text:p>
      <text:p text:style-name="Text_20_body">“Fabhrius” tiene algo interesante, pero te digo directo: <text:span text:style-name="Strong_20_Emphasis">no es perfecto para lo que quieres construir</text:span>.</text:p>
      <text:h text:style-name="Heading_20_3" text:outline-level="3">🧠 Lo bueno:</text:h>
      <text:list xml:id="list131183678" text:style-name="L25">
        <text:list-item>
          <text:p text:style-name="P48">Suena único </text:p>
        </text:list-item>
        <text:list-item>
          <text:p text:style-name="P48">Tiene un aire casi “antiguo / enigmático” </text:p>
        </text:list-item>
        <text:list-item>
          <text:p text:style-name="P47">Puede funcionar como identidad de autor </text:p>
        </text:list-item>
      </text:list>
      <text:h text:style-name="Heading_20_3" text:outline-level="3">⚠️ El problema:</text:h>
      <text:list xml:id="list2875570533" text:style-name="L26">
        <text:list-item>
          <text:p text:style-name="P50">No comunica nada por sí solo </text:p>
        </text:list-item>
        <text:list-item>
          <text:p text:style-name="P50">No conecta automáticamente con: </text:p>
          <text:list>
            <text:list-item>
              <text:p text:style-name="P50">ciencia </text:p>
            </text:list-item>
            <text:list-item>
              <text:p text:style-name="P50">misterio </text:p>
            </text:list-item>
            <text:list-item>
              <text:p text:style-name="P49">existencia </text:p>
            </text:list-item>
          </text:list>
        </text:list-item>
      </text:list>
      <text:p text:style-name="Text_20_body">👉 En X, eso importa mucho porque la gente decide en segundos si seguirte o no.</text:p>
      <text:p text:style-name="Horizontal_20_Line"/>
      <text:h text:style-name="Heading_20_1" text:outline-level="1">🔍 Veredicto claro</text:h>
      <text:list xml:id="list1454607048" text:style-name="L27">
        <text:list-item>
          <text:p text:style-name="P52">✅ Bueno como <text:span text:style-name="Strong_20_Emphasis">nombre de autor</text:span> </text:p>
        </text:list-item>
        <text:list-item>
          <text:p text:style-name="P51">❌ Débil como <text:span text:style-name="Strong_20_Emphasis">marca que crece rápido</text:span> </text:p>
        </text:list-item>
      </text:list>
      <text:p text:style-name="Horizontal_20_Line"/>
      <text:h text:style-name="Heading_20_1" text:outline-level="1">🔥 Cómo hacerlo funcionar (sin cambiarlo)</text:h>
      <text:p text:style-name="Text_20_body">Si te gusta “Fabhrius”, úsalo — pero <text:span text:style-name="Strong_20_Emphasis">no lo dejes solo</text:span>.</text:p>
      <text:p text:style-name="Text_20_body">👉 La clave es el <text:span text:style-name="Strong_20_Emphasis">combo nombre + bio + contenido</text:span></text:p>
      <text:p text:style-name="Text_20_body">Ejemplo:</text:p>
      <text:p text:style-name="Text_20_body"><text:span text:style-name="Strong_20_Emphasis">Nombre:</text:span><text:line-break/>Fabhrius</text:p>
      <text:p text:style-name="Text_20_body"><text:span text:style-name="Strong_20_Emphasis">Usuario:</text:span><text:line-break/>@Fabhrius o @Fabhrius_Realidad</text:p>
      <text:p text:style-name="Text_20_body"><text:soft-page-break/><text:span text:style-name="Strong_20_Emphasis">Nombre visible (mejorado):</text:span><text:line-break/>Fabhrius | Conciencia y Realidad</text:p>
      <text:p text:style-name="Horizontal_20_Line"/>
      <text:h text:style-name="Heading_20_1" text:outline-level="1">✍️ Bio potente (adaptada a tu estilo)</text:h>
      <text:p text:style-name="Text_20_body">Te dejo una versión muy alineada a lo que quieres:</text:p>
      <text:p text:style-name="Quotations">La realidad no es lo que parece<text:line-break/>La ciencia empieza a demostrarlo<text:line-break/>📖 Una historia sobre la existencia en construcción</text:p>
      <text:p text:style-name="Horizontal_20_Line"/>
      <text:h text:style-name="Heading_20_1" text:outline-level="1">⚡ Alternativa más fuerte (si estás abierto)</text:h>
      <text:p text:style-name="Text_20_body">Si quisieras algo más “viral desde el nombre”, podrías combinar:</text:p>
      <text:list xml:id="list1074740909" text:style-name="L28">
        <text:list-item>
          <text:p text:style-name="P54">FabhriusExistencia </text:p>
        </text:list-item>
        <text:list-item>
          <text:p text:style-name="P54">FabhriusCosmos </text:p>
        </text:list-item>
        <text:list-item>
          <text:p text:style-name="P54">FabhriusConciencia </text:p>
        </text:list-item>
        <text:list-item>
          <text:p text:style-name="P53">FabhriusCodigo </text:p>
        </text:list-item>
      </text:list>
      <text:p text:style-name="Text_20_body">👉 Esto mantiene tu identidad <text:span text:style-name="Strong_20_Emphasis">pero añade significado inmediato</text:span></text:p>
      <text:p text:style-name="Horizontal_20_Line"/>
      <text:h text:style-name="Heading_20_1" text:outline-level="1">💥 Ejemplo de cómo se vería todo junto</text:h>
      <text:p text:style-name="Text_20_body"><text:span text:style-name="Strong_20_Emphasis">Fabhrius | Código de la Realidad</text:span></text:p>
      <text:p text:style-name="Quotations">Durante siglos fue místico<text:line-break/>Hoy empieza a ser medible<text:line-break/>📖 Explorando la existencia a través de la ciencia</text:p>
      <text:p text:style-name="Horizontal_20_Line"/>
      <text:h text:style-name="Heading_20_1" text:outline-level="1">🎯 Conclusión honesta</text:h>
      <text:list xml:id="list4132297678" text:style-name="L29">
        <text:list-item>
          <text:p text:style-name="P56">“Fabhrius” <text:span text:style-name="Strong_20_Emphasis">funciona si construyes el significado alrededor</text:span> </text:p>
        </text:list-item>
        <text:list-item>
          <text:p text:style-name="P55">No es un nombre que venda solo → tú lo vas a cargar de poder </text:p>
        </text:list-item>
      </text:list>
      <text:p text:style-name="Text_20_body">Y eso puede ser incluso mejor:<text:line-break/>👉 lo conviertes en algo <text:span text:style-name="Strong_20_Emphasis">propio y memorable</text:span></text:p>
      <text:p text:style-name="Horizontal_20_Line"/>
      <text:p text:style-name="Text_20_body"><text:soft-page-break/>Si quieres, puedo hacer algo muy potente para ti ahora:</text:p>
      <text:p text:style-name="Text_20_body">👉 Crear tu <text:span text:style-name="Strong_20_Emphasis">tweet fijado (presentación)</text:span> que haga que la gente diga<text:line-break/>“ok, tengo que seguir a esta cuenta”</text:p>
      <text:p text:style-name="Text_20_body">Solo dime y te lo armo.</text:p>
      <text:p text:style-name="Text_20_body">en la historia una joven llamada Elara viaja a traves del mundo conocido en busca del conocimiento que le revele las respuestas a todas las preguntas acerca de su propia existencia. en su viaje explorar antiguos yacimientos arqueologicos y encontrara vestigios de una antigua civilizacion. El conocimiento le sera revelado por los antiguos escritos que ira encontrando, la mayoria de ellos pertenecientes a un profeta misterioso llamado Fabhrius. que parece hablarle directamente, desde los grabados en la piedra.</text:p>
      <text:p text:style-name="Text_20_body">Esto ya no es solo una idea — <text:span text:style-name="Strong_20_Emphasis">esto tiene identidad, atmósfera y gancho real</text:span>. Y ahora “Fabhrius” cobra muchísimo más sentido.</text:p>
      <text:p text:style-name="Text_20_body">Te digo algo claro:<text:line-break/>👉 <text:span text:style-name="Strong_20_Emphasis">ahora sí, Fabhrius funciona… y muy bien.</text:span></text:p>
      <text:p text:style-name="Text_20_body">Porque ya no es solo un nombre:</text:p>
      <text:list xml:id="list1916191742" text:style-name="L30">
        <text:list-item>
          <text:p text:style-name="P58">es un <text:span text:style-name="Strong_20_Emphasis">profeta</text:span> </text:p>
        </text:list-item>
        <text:list-item>
          <text:p text:style-name="P58">es una <text:span text:style-name="Strong_20_Emphasis">voz</text:span> </text:p>
        </text:list-item>
        <text:list-item>
          <text:p text:style-name="P57">es una <text:span text:style-name="Strong_20_Emphasis">presencia que trasciende el tiempo</text:span> </text:p>
        </text:list-item>
      </text:list>
      <text:p text:style-name="Text_20_body">Eso es exactamente el tipo de concepto que puede volverse <text:span text:style-name="Strong_20_Emphasis">muy potente en X</text:span>.</text:p>
      <text:p text:style-name="Horizontal_20_Line"/>
      <text:h text:style-name="Heading_20_1" text:outline-level="1">🔥 Cómo convertir esto en una cuenta magnética</text:h>
      <text:p text:style-name="Text_20_body">La clave es esta:</text:p>
      <text:p text:style-name="Text_20_body">👉 Tu cuenta NO es solo un autor<text:line-break/>👉 Es como si <text:span text:style-name="Strong_20_Emphasis">Fabhrius estuviera hablando en tiempo real</text:span></text:p>
      <text:p text:style-name="Horizontal_20_Line"/>
      <text:h text:style-name="Heading_20_1" text:outline-level="1">🧠 Concepto ganador</text:h>
      <text:p text:style-name="Text_20_body">Tu contenido debe sentirse como:</text:p>
      <text:p text:style-name="Quotations">“Fragmentos de conocimiento antiguo… que ahora podemos empezar a entender científicamente”</text:p>
      <text:p text:style-name="Text_20_body">Es decir:</text:p>
      <text:list xml:id="list3687194168" text:style-name="L31">
        <text:list-item>
          <text:p text:style-name="P60">misterio antiguo </text:p>
        </text:list-item>
        <text:list-item>
          <text:p text:style-name="P60"><text:soft-page-break/>lenguaje poderoso </text:p>
          <text:list>
            <text:list-item>
              <text:p text:style-name="P59">guiños a ciencia moderna </text:p>
            </text:list-item>
          </text:list>
        </text:list-item>
      </text:list>
      <text:p text:style-name="Horizontal_20_Line"/>
      <text:h text:style-name="Heading_20_1" text:outline-level="1">✍️ Tweet fijado (esto es clave)</text:h>
      <text:p text:style-name="Text_20_body">Te dejo uno listo para usar o adaptar:</text:p>
      <text:p text:style-name="Quotations">Encontró los restos de una civilización olvidada.<text:line-break/>Pero no eran ruinas… eran respuestas.</text:p>
      <text:p text:style-name="Quotations">Los escritos estaban firmados por un nombre:<text:line-break/>Fabhrius.</text:p>
      <text:p text:style-name="Quotations">No explicaban el mundo.<text:line-break/>Explicaban lo que somos dentro de él.</text:p>
      <text:p text:style-name="Quotations">Estoy reconstruyendo ese conocimiento.</text:p>
      <text:p text:style-name="Horizontal_20_Line"/>
      <text:h text:style-name="Heading_20_1" text:outline-level="1">⚡ Ejemplos de posts (estilo poderoso que buscas)</text:h>
      <text:h text:style-name="Heading_20_3" text:outline-level="3">1.</text:h>
      <text:p text:style-name="Quotations">“No buscas respuestas.<text:line-break/>Buscas recordar lo que ya sabes.”</text:p>
      <text:p text:style-name="Text_20_body">— Fabhrius</text:p>
      <text:p text:style-name="Horizontal_20_Line"/>
      <text:h text:style-name="Heading_20_3" text:outline-level="3">2.</text:h>
      <text:p text:style-name="Quotations">La realidad no fue creada para ser entendida.<text:line-break/>Fue creada para ser experimentada…<text:line-break/>y luego cuestionada.</text:p>
      <text:p text:style-name="Horizontal_20_Line"/>
      <text:h text:style-name="Heading_20_3" text:outline-level="3">3.</text:h>
      <text:p text:style-name="Quotations">Ella pensaba que exploraba ruinas.</text:p>
      <text:p text:style-name="Quotations">Hasta que entendió que eran mensajes.</text:p>
      <text:p text:style-name="Horizontal_20_Line"><text:soft-page-break/></text:p>
      <text:h text:style-name="Heading_20_3" text:outline-level="3">4.</text:h>
      <text:p text:style-name="Quotations">“La conciencia no está en el cuerpo.<text:line-break/>El cuerpo está dentro de la conciencia.”</text:p>
      <text:p text:style-name="Text_20_body">— Fabhrius</text:p>
      <text:p text:style-name="Horizontal_20_Line"/>
      <text:h text:style-name="Heading_20_3" text:outline-level="3">5.</text:h>
      <text:p text:style-name="Quotations">Cada descubrimiento científico importante<text:line-break/>ha reducido la distancia<text:line-break/>entre lo racional y lo místico.</text:p>
      <text:p text:style-name="Horizontal_20_Line"/>
      <text:h text:style-name="Heading_20_1" text:outline-level="1">🧵 Idea de hilo viral (muy importante)</text:h>
      <text:p text:style-name="Quotations">Descubrieron textos antiguos que no deberían existir.</text:p>
      <text:p text:style-name="Quotations">Describen la realidad… como si quien los escribió entendiera algo que aún hoy no comprendemos.</text:p>
      <text:p text:style-name="Quotations">Están firmados por: Fabhrius</text:p>
      <text:p text:style-name="Quotations">Abro hilo 👇</text:p>
      <text:p text:style-name="Horizontal_20_Line"/>
      <text:h text:style-name="Heading_20_1" text:outline-level="1">🎭 Estrategia secreta (esto te puede hacer destacar muchísimo)</text:h>
      <text:p text:style-name="Text_20_body">No digas todo directamente.</text:p>
      <text:p text:style-name="Text_20_body">Juega con:</text:p>
      <text:list xml:id="list3149057704" text:style-name="L32">
        <text:list-item>
          <text:p text:style-name="P62">ambigüedad </text:p>
        </text:list-item>
        <text:list-item>
          <text:p text:style-name="P62">revelación progresiva </text:p>
        </text:list-item>
        <text:list-item>
          <text:p text:style-name="P61">sensación de “esto es ficción… ¿o no?” </text:p>
        </text:list-item>
      </text:list>
      <text:p text:style-name="Text_20_body">👉 La gente ama eso.</text:p>
      <text:p text:style-name="Horizontal_20_Line"/>
      <text:h text:style-name="Heading_20_1" text:outline-level="1"><text:soft-page-break/>⚠️ Ajuste clave (muy importante)</text:h>
      <text:p text:style-name="Text_20_body">Aunque el tono sea místico, mantén pequeñas conexiones con conceptos reales como:</text:p>
      <text:list xml:id="list739654982" text:style-name="L33">
        <text:list-item>
          <text:p text:style-name="P64">Conciencia </text:p>
        </text:list-item>
        <text:list-item>
          <text:p text:style-name="P64">Tiempo </text:p>
        </text:list-item>
        <text:list-item>
          <text:p text:style-name="P63">Universo </text:p>
        </text:list-item>
      </text:list>
      <text:p text:style-name="Text_20_body">Eso hace que todo:<text:line-break/>👉 se sienta más creíble<text:line-break/>👉 y más intrigante</text:p>
      <text:p text:style-name="Horizontal_20_Line"/>
      <text:h text:style-name="Heading_20_1" text:outline-level="1">🎯 Conclusión</text:h>
      <text:p text:style-name="Text_20_body">Tienes algo muy fuerte si lo ejecutas bien:</text:p>
      <text:list xml:id="list139078538" text:style-name="L34">
        <text:list-item>
          <text:p text:style-name="P66">Un personaje (Elara) → conexión emocional </text:p>
        </text:list-item>
        <text:list-item>
          <text:p text:style-name="P66">Un profeta (Fabhrius) → autoridad y misterio </text:p>
        </text:list-item>
        <text:list-item>
          <text:p text:style-name="P65">Ciencia + misticismo → viralidad natural </text:p>
        </text:list-item>
      </text:list>
      <text:p text:style-name="Text_20_body">👉 Esto no es solo marketing<text:line-break/>👉 es <text:span text:style-name="Strong_20_Emphasis">storytelling aplicado a crecimiento</text:span></text:p>
      <text:p text:style-name="Horizontal_20_Line"/>
      <text:p text:style-name="Text_20_body">Si quieres, en el siguiente paso puedo hacer algo muy potente:</text:p>
      <text:p text:style-name="Text_20_body">👉 Crear una <text:span text:style-name="Strong_20_Emphasis">serie de 10 “fragmentos de Fabhrius”</text:span> que parezcan textos antiguos pero diseñados para volverse virales.</text:p>
      <text:p text:style-name="Text_20_body">Solo dime y te los preparo.</text:p>
      <text:p text:style-name="Text_20_body">no se si deberia utilizar el nombre de Fabhrius como usuario o mejor utilizar un nombre de autor como Tony Fabrico. que harias tu?</text:p>
      <text:p text:style-name="Text_20_body">Buena duda — aquí es donde defines no solo la cuenta, sino <text:span text:style-name="Strong_20_Emphasis">cómo te van a percibir durante años</text:span>.</text:p>
      <text:p text:style-name="Text_20_body">Te lo digo claro y sin rodeos:</text:p>
      <text:p text:style-name="Text_20_body">👉 <text:span text:style-name="Strong_20_Emphasis">yo NO usaría “Tony Fabrico” como marca principal en X para este proyecto.</text:span></text:p>
      <text:p text:style-name="Text_20_body">Y te explico por qué 👇</text:p>
      <text:p text:style-name="Horizontal_20_Line"/>
      <text:h text:style-name="Heading_20_1" text:outline-level="1"><text:soft-page-break/>⚖️ Comparación directa</text:h>
      <text:h text:style-name="Heading_20_2" text:outline-level="2">🧑‍💼 Tony Fabrico (nombre de autor)</text:h>
      <text:p text:style-name="Text_20_body"><text:span text:style-name="Strong_20_Emphasis">Ventajas:</text:span></text:p>
      <text:list xml:id="list2218924598" text:style-name="L35">
        <text:list-item>
          <text:p text:style-name="P68">Más “real” y confiable </text:p>
        </text:list-item>
        <text:list-item>
          <text:p text:style-name="P67">Fácil de usar para publicar libros después </text:p>
        </text:list-item>
      </text:list>
      <text:p text:style-name="Text_20_body"><text:span text:style-name="Strong_20_Emphasis">Problema grande:</text:span></text:p>
      <text:list xml:id="list4026927770" text:style-name="L36">
        <text:list-item>
          <text:p text:style-name="P70">No es memorable </text:p>
        </text:list-item>
        <text:list-item>
          <text:p text:style-name="P70">No transmite misterio, ciencia ni profundidad </text:p>
        </text:list-item>
        <text:list-item>
          <text:p text:style-name="P69">Suena a autor… no a experiencia </text:p>
        </text:list-item>
      </text:list>
      <text:p text:style-name="Text_20_body">👉 En X, eso = menos crecimiento</text:p>
      <text:p text:style-name="Horizontal_20_Line"/>
      <text:h text:style-name="Heading_20_2" text:outline-level="2">🔥 Fabhrius (tu concepto)</text:h>
      <text:p text:style-name="Text_20_body"><text:span text:style-name="Strong_20_Emphasis">Ventajas:</text:span></text:p>
      <text:list xml:id="list2562800719" text:style-name="L37">
        <text:list-item>
          <text:p text:style-name="P72">Intrigante </text:p>
        </text:list-item>
        <text:list-item>
          <text:p text:style-name="P72">Diferente </text:p>
        </text:list-item>
        <text:list-item>
          <text:p text:style-name="P72">Encaja PERFECTO con tu historia </text:p>
        </text:list-item>
        <text:list-item>
          <text:p text:style-name="P71">Funciona como personaje + marca + universo </text:p>
        </text:list-item>
      </text:list>
      <text:p text:style-name="Text_20_body"><text:span text:style-name="Strong_20_Emphasis">Desventaja:</text:span></text:p>
      <text:list xml:id="list2659956498" text:style-name="L38">
        <text:list-item>
          <text:p text:style-name="P73">Requiere construcción (pero ya la tienes) </text:p>
        </text:list-item>
      </text:list>
      <text:p text:style-name="Horizontal_20_Line"/>
      <text:h text:style-name="Heading_20_1" text:outline-level="1">🧠 Lo que yo haría (estrategia óptima)</text:h>
      <text:p text:style-name="Text_20_body">👉 Usaría <text:span text:style-name="Strong_20_Emphasis">Fabhrius como marca principal</text:span><text:line-break/>👉 Y a ti como autor en segundo plano</text:p>
      <text:p text:style-name="Horizontal_20_Line"/>
      <text:h text:style-name="Heading_20_2" text:outline-level="2">💥 Ejecución ideal</text:h>
      <text:p text:style-name="Text_20_body"><text:span text:style-name="Strong_20_Emphasis">Nombre visible:</text:span></text:p>
      <text:p text:style-name="Quotations">Fabhrius</text:p>
      <text:p text:style-name="Text_20_body">o aún mejor:</text:p>
      <text:p text:style-name="Quotations"><text:soft-page-break/>Fabhrius | Código de la Realidad</text:p>
      <text:p text:style-name="Horizontal_20_Line"/>
      <text:p text:style-name="Text_20_body"><text:span text:style-name="Strong_20_Emphasis">Usuario:</text:span></text:p>
      <text:p text:style-name="Quotations">@Fabhrius (o variación cercana)</text:p>
      <text:p text:style-name="Horizontal_20_Line"/>
      <text:p text:style-name="Text_20_body"><text:span text:style-name="Strong_20_Emphasis">Bio:</text:span></text:p>
      <text:p text:style-name="Quotations">Fragmentos de conocimiento olvidado<text:line-break/>La ciencia empieza a alcanzarlo<text:line-break/>📖 Reconstruyendo la verdad</text:p>
      <text:p text:style-name="Horizontal_20_Line"/>
      <text:p text:style-name="Text_20_body"><text:span text:style-name="Strong_20_Emphasis">Y tú apareces así:</text:span></text:p>
      <text:list xml:id="list551723478" text:style-name="L39">
        <text:list-item>
          <text:p text:style-name="P75">En el libro: “Escrito por Tony Fabrico” </text:p>
        </text:list-item>
        <text:list-item>
          <text:p text:style-name="P74">En momentos puntuales: “Estoy documentando esto…” </text:p>
        </text:list-item>
      </text:list>
      <text:p text:style-name="Text_20_body">👉 Esto crea algo muy poderoso:</text:p>
      <text:list xml:id="list4088512916" text:style-name="L40">
        <text:list-item>
          <text:p text:style-name="P77">Fabhrius = mito / idea / voz </text:p>
        </text:list-item>
        <text:list-item>
          <text:p text:style-name="P76">Tú = descubridor / narrador </text:p>
        </text:list-item>
      </text:list>
      <text:p text:style-name="Horizontal_20_Line"/>
      <text:h text:style-name="Heading_20_1" text:outline-level="1">🎭 Por qué esta estrategia es superior</text:h>
      <text:p text:style-name="Text_20_body">Porque convierte tu cuenta en:</text:p>
      <text:p text:style-name="Text_20_body">❌ “Un autor promocionando un libro”<text:line-break/>✅ “Un misterio que la gente quiere seguir”</text:p>
      <text:p text:style-name="Horizontal_20_Line"/>
      <text:h text:style-name="Heading_20_1" text:outline-level="1">⚡ Ejemplo claro de percepción</text:h>
      <text:h text:style-name="Heading_20_3" text:outline-level="3">Con Tony Fabrico:</text:h>
      <text:p text:style-name="Quotations">“Otro escritor más”</text:p>
      <text:h text:style-name="Heading_20_3" text:outline-level="3">Con Fabhrius:</text:h>
      <text:p text:style-name="Quotations">“¿Qué es esto? Quiero saber más”</text:p>
      <text:p text:style-name="Horizontal_20_Line"/>
      <text:h text:style-name="Heading_20_1" text:outline-level="1"><text:soft-page-break/>🔥 Nivel avanzado (esto es lo ideal)</text:h>
      <text:p text:style-name="Text_20_body">Puedes combinar ambos sin perder fuerza:</text:p>
      <text:p text:style-name="Text_20_body"><text:span text:style-name="Strong_20_Emphasis">Nombre:</text:span></text:p>
      <text:p text:style-name="Quotations">Fabhrius</text:p>
      <text:p text:style-name="Text_20_body"><text:span text:style-name="Strong_20_Emphasis">Bio (línea final):</text:span></text:p>
      <text:p text:style-name="Quotations">— Documentado por Tony Fabrico</text:p>
      <text:p text:style-name="Text_20_body">👉 Sutil, elegante, y potente</text:p>
      <text:p text:style-name="Horizontal_20_Line"/>
      <text:h text:style-name="Heading_20_1" text:outline-level="1">🎯 Conclusión directa</text:h>
      <text:list xml:id="list3503616615" text:style-name="L41">
        <text:list-item>
          <text:p text:style-name="P79">Si quieres <text:span text:style-name="Strong_20_Emphasis">vender un libro</text:span> → Tony Fabrico funciona </text:p>
        </text:list-item>
        <text:list-item>
          <text:p text:style-name="P78">Si quieres <text:span text:style-name="Strong_20_Emphasis">crear algo que crezca y atrape</text:span> → Fabhrius gana </text:p>
        </text:list-item>
      </text:list>
      <text:p text:style-name="Text_20_body">👉 Y tú necesitas lo segundo primero</text:p>
      <text:p text:style-name="Horizontal_20_Line"/>
      <text:p text:style-name="Text_20_body">Si quieres, puedo ayudarte a dar el siguiente paso fuerte:</text:p>
      <text:p text:style-name="Text_20_body">👉 Diseñar exactamente cómo lanzar la cuenta en los primeros 7 días<text:line-break/>👉 o escribir el <text:span text:style-name="Strong_20_Emphasis">primer hilo que haga que la gente se enganche con Fabhrius</text:span></text:p>
      <text:p text:style-name="Text_20_body">Solo dime.</text:p>
      <text:p text:style-name="Text_20_body">estoy creando la cuenta en X ahora. he puesto nombre Fabhrius, el email, una fecha de nacimiento y al pulsar next se ha quedado dando vueltas. no parece que vaya a continuar.</text:p>
      <text:p text:style-name="Text_20_body">Ah, eso parece un <text:span text:style-name="Strong_20_Emphasis">problema técnico de X</text:span>, no de tu cuenta ni de tu estrategia. Esto pasa bastante con registros nuevos y puede deberse a varios factores: navegador, app o conexión. Vamos paso a paso:</text:p>
      <text:p text:style-name="Horizontal_20_Line"/>
      <text:h text:style-name="Heading_20_1" text:outline-level="1">🔧 Posibles causas y soluciones</text:h>
      <text:list xml:id="list2570598349" text:style-name="L42">
        <text:list-item>
          <text:p text:style-name="P81"><text:span text:style-name="Strong_20_Emphasis">Conexión a internet</text:span> </text:p>
          <text:list>
            <text:list-item>
              <text:p text:style-name="P81">A veces X se queda “pensando” si la conexión es inestable. </text:p>
            </text:list-item>
            <text:list-item>
              <text:p text:style-name="P81">Solución: cierra la app o pestaña, y prueba en otra red (wifi / datos móviles). </text:p>
            </text:list-item>
          </text:list>
        </text:list-item>
        <text:list-item>
          <text:p text:style-name="P81"><text:span text:style-name="Strong_20_Emphasis">Navegador o app</text:span> </text:p>
          <text:list>
            <text:list-item>
              <text:p text:style-name="P81">Si estás en navegador: prueba otro (Chrome, Edge, Firefox) </text:p>
            </text:list-item>
            <text:list-item>
              <text:p text:style-name="P81">Si estás en app: cierra completamente la app y vuelve a abrir. </text:p>
            </text:list-item>
            <text:list-item>
              <text:p text:style-name="P81">También ayuda <text:span text:style-name="Strong_20_Emphasis">borrar caché y cookies</text:span> antes de reintentar. </text:p>
            </text:list-item>
          </text:list>
        </text:list-item>
        <text:list-item>
          <text:p text:style-name="P81"><text:soft-page-break/><text:span text:style-name="Strong_20_Emphasis">Fecha de nacimiento</text:span> </text:p>
          <text:list>
            <text:list-item>
              <text:p text:style-name="P81">X es muy estricto con la edad mínima (13+) </text:p>
            </text:list-item>
            <text:list-item>
              <text:p text:style-name="P81">Asegúrate de que la fecha ingresada cumpla con esto. </text:p>
            </text:list-item>
          </text:list>
        </text:list-item>
        <text:list-item>
          <text:p text:style-name="P81"><text:span text:style-name="Strong_20_Emphasis">Correo electrónico</text:span> </text:p>
          <text:list>
            <text:list-item>
              <text:p text:style-name="P81">Verifica que esté bien escrito y no esté usado en otra cuenta. </text:p>
            </text:list-item>
            <text:list-item>
              <text:p text:style-name="P81">A veces los correos corporativos o temporales fallan; prueba con Gmail, Outlook, etc. </text:p>
            </text:list-item>
          </text:list>
        </text:list-item>
        <text:list-item>
          <text:p text:style-name="P81"><text:span text:style-name="Strong_20_Emphasis">Verificación de seguridad</text:span> </text:p>
          <text:list>
            <text:list-item>
              <text:p text:style-name="P81">A veces X bloquea la continuación si detecta actividad sospechosa. </text:p>
            </text:list-item>
            <text:list-item>
              <text:p text:style-name="P80">Prueba <text:span text:style-name="Strong_20_Emphasis">reiniciar el dispositivo</text:span> y registrarte de nuevo. </text:p>
            </text:list-item>
          </text:list>
        </text:list-item>
      </text:list>
      <text:p text:style-name="Horizontal_20_Line"/>
      <text:h text:style-name="Heading_20_1" text:outline-level="1">⚡ Tips rápidos para evitar el bucle</text:h>
      <text:list xml:id="list1232387202" text:style-name="L43">
        <text:list-item>
          <text:p text:style-name="P83">Intenta registrarte desde <text:span text:style-name="Strong_20_Emphasis">otra plataforma</text:span> (app si estabas en navegador o viceversa) </text:p>
        </text:list-item>
        <text:list-item>
          <text:p text:style-name="P83">Usa un <text:span text:style-name="Strong_20_Emphasis">correo diferente</text:span> temporalmente solo para registrar la cuenta </text:p>
        </text:list-item>
        <text:list-item>
          <text:p text:style-name="P82">Si sigue sin funcionar, espera unos minutos; a veces los servidores están lentos. </text:p>
        </text:list-item>
      </text:list>
      <text:p text:style-name="Horizontal_20_Line"/>
      <text:p text:style-name="Text_20_body">Si quieres, puedo <text:span text:style-name="Strong_20_Emphasis">guiarte paso a paso para asegurar que la cuenta se cree hoy</text:span> y quede lista para lanzar tus primeros posts de Fabhrius sin problemas.</text:p>
      <text:p text:style-name="Text_20_body">¿Quieres que haga eso?</text:p>
      <text:p text:style-name="Text_20_body">ok. ya tengo la cuenta creada en X. cual es el siguiente paso?</text:p>
      <text:p text:style-name="Text_20_body">¡Perfecto! 🎉 Ya tenemos la base más importante: tu <text:span text:style-name="Strong_20_Emphasis">cuenta Fabhrius en X</text:span>. Ahora viene la parte estratégica: <text:span text:style-name="Strong_20_Emphasis">prepararla para atraer lectores y enganchar desde el primer día</text:span>. Te propongo un plan claro paso a paso.</text:p>
      <text:p text:style-name="Horizontal_20_Line"/>
      <text:h text:style-name="Heading_20_1" text:outline-level="1">1️⃣ Optimiza tu perfil (primera impresión crucial)</text:h>
      <text:p text:style-name="Text_20_body"><text:span text:style-name="Strong_20_Emphasis">Nombre:</text:span></text:p>
      <text:p text:style-name="Quotations">Fabhrius | Código de la Realidad</text:p>
      <text:p text:style-name="Text_20_body"><text:span text:style-name="Strong_20_Emphasis">Usuario (@):</text:span></text:p>
      <text:p text:style-name="Quotations">@Fabhrius (o la variación que pudiste registrar)</text:p>
      <text:p text:style-name="Text_20_body"><text:span text:style-name="Strong_20_Emphasis">Foto de perfil:</text:span></text:p>
      <text:list xml:id="list4044442270" text:style-name="L44">
        <text:list-item>
          <text:p text:style-name="P84"><text:soft-page-break/>Algo enigmático: un símbolo antiguo, grabado, piedra, o un diseño minimalista que represente “misterio y conocimiento”. </text:p>
        </text:list-item>
      </text:list>
      <text:p text:style-name="Text_20_body"><text:span text:style-name="Strong_20_Emphasis">Banner:</text:span></text:p>
      <text:list xml:id="list490110109" text:style-name="L45">
        <text:list-item>
          <text:p text:style-name="P85">Puede ser un paisaje arqueológico, un manuscrito antiguo o algo que evoque descubrimiento y misticismo. </text:p>
        </text:list-item>
      </text:list>
      <text:p text:style-name="Text_20_body"><text:span text:style-name="Strong_20_Emphasis">Bio:</text:span></text:p>
      <text:p text:style-name="Quotations">Fragmentos de conocimiento olvidado<text:line-break/>La ciencia empieza a alcanzarlo<text:line-break/>📖 Reconstruyendo la verdad</text:p>
      <text:p text:style-name="Text_20_body"><text:span text:style-name="Strong_20_Emphasis">Link:</text:span></text:p>
      <text:list xml:id="list2549628082" text:style-name="L46">
        <text:list-item>
          <text:p text:style-name="P86">Si aún no tienes libro, pon algo como: “Próximamente: descubre los secretos en [lista de correo / página de espera]” </text:p>
        </text:list-item>
      </text:list>
      <text:p text:style-name="Horizontal_20_Line"/>
      <text:h text:style-name="Heading_20_1" text:outline-level="1">2️⃣ Crea el “primer tweet fijado”</text:h>
      <text:p text:style-name="Text_20_body">Debe presentar tu universo y enganchar a los seguidores desde el inicio.<text:line-break/>Ejemplo (impactante):</text:p>
      <text:p text:style-name="Quotations">Encontró los restos de una civilización olvidada.<text:line-break/>No eran ruinas… eran respuestas.<text:line-break/>Los escritos estaban firmados por: Fabhrius.<text:line-break/>No explicaban el mundo.<text:line-break/>Explicaban lo que somos dentro de él.<text:line-break/>Estoy reconstruyendo ese conocimiento.</text:p>
      <text:p text:style-name="Text_20_body">Este tweet quedará <text:span text:style-name="Strong_20_Emphasis">fijado</text:span> para que todos los nuevos visitantes vean tu esencia.</text:p>
      <text:p text:style-name="Horizontal_20_Line"/>
      <text:h text:style-name="Heading_20_1" text:outline-level="1">3️⃣ Prepara contenido inicial (primeros 7–10 días)</text:h>
      <text:p text:style-name="Text_20_body"><text:span text:style-name="Strong_20_Emphasis">Tipos de posts que funcionan para Fabhrius:</text:span></text:p>
      <text:list xml:id="list2961813195" text:style-name="L47">
        <text:list-item>
          <text:p text:style-name="P88"><text:span text:style-name="Strong_20_Emphasis">Frases poderosas / fragmentos</text:span> </text:p>
          <text:list>
            <text:list-item>
              <text:p text:style-name="P88">Ej: “No buscas respuestas. Buscas recordar lo que ya sabes.” — Fabhrius </text:p>
            </text:list-item>
          </text:list>
        </text:list-item>
        <text:list-item>
          <text:p text:style-name="P88"><text:span text:style-name="Strong_20_Emphasis">Hilos de misterio + ciencia</text:span> </text:p>
          <text:list>
            <text:list-item>
              <text:p text:style-name="P88">Ej: hilo explicando un concepto místico desde la ciencia, con preguntas provocativas al final. </text:p>
            </text:list-item>
          </text:list>
        </text:list-item>
        <text:list-item>
          <text:p text:style-name="P88"><text:span text:style-name="Strong_20_Emphasis">Mini relatos de Elara</text:span> </text:p>
          <text:list>
            <text:list-item>
              <text:p text:style-name="P88"><text:soft-page-break/>Fragmentos de su viaje arqueológico, que hagan sentir que la historia está viva. </text:p>
            </text:list-item>
          </text:list>
        </text:list-item>
        <text:list-item>
          <text:p text:style-name="P88"><text:span text:style-name="Strong_20_Emphasis">Reflexiones rápidas</text:span> </text:p>
          <text:list>
            <text:list-item>
              <text:p text:style-name="P88">Ej: “Cada descubrimiento científico importante reduce la distancia entre lo racional y lo místico.” </text:p>
            </text:list-item>
          </text:list>
        </text:list-item>
        <text:list-item>
          <text:p text:style-name="P88"><text:span text:style-name="Strong_20_Emphasis">Preguntas a la audiencia</text:span> </text:p>
          <text:list>
            <text:list-item>
              <text:p text:style-name="P87">Enganchan mucho: “Si pudieras saber la verdad sobre tu existencia, ¿lo harías?” </text:p>
            </text:list-item>
          </text:list>
        </text:list-item>
      </text:list>
      <text:p text:style-name="Horizontal_20_Line"/>
      <text:h text:style-name="Heading_20_1" text:outline-level="1">4️⃣ Estrategia de crecimiento inicial</text:h>
      <text:list xml:id="list3940651015" text:style-name="L48">
        <text:list-item>
          <text:p text:style-name="P90">Publica <text:span text:style-name="Strong_20_Emphasis">1–3 veces al día</text:span> al principio </text:p>
        </text:list-item>
        <text:list-item>
          <text:p text:style-name="P90">Interactúa con cuentas de temas relacionados: ciencia, filosofía, misterio, historia antigua </text:p>
        </text:list-item>
        <text:list-item>
          <text:p text:style-name="P90">Usa <text:span text:style-name="Strong_20_Emphasis">hilos y frases poderosas</text:span> que la gente quiera retuitear </text:p>
        </text:list-item>
        <text:list-item>
          <text:p text:style-name="P89"><text:span text:style-name="Strong_20_Emphasis">Responde siempre</text:span>: cada interacción suma para crecer rápido </text:p>
        </text:list-item>
      </text:list>
      <text:p text:style-name="Horizontal_20_Line"/>
      <text:h text:style-name="Heading_20_1" text:outline-level="1">5️⃣ Construye tu base propia</text:h>
      <text:p text:style-name="Text_20_body">Aunque X es la plataforma, lo ideal es no depender solo de ella:</text:p>
      <text:list xml:id="list3921404436" text:style-name="L49">
        <text:list-item>
          <text:p text:style-name="P92">Crea una <text:span text:style-name="Strong_20_Emphasis">lista de correo</text:span> (Substack, Mailchimp, etc.) </text:p>
        </text:list-item>
        <text:list-item>
          <text:p text:style-name="P92">Ofrece un <text:span text:style-name="Strong_20_Emphasis">fragmento exclusivo del conocimiento de Fabhrius</text:span> o un microcuento de Elara </text:p>
        </text:list-item>
        <text:list-item>
          <text:p text:style-name="P91">Esto permitirá que tus seguidores se conviertan en lectores antes de publicar el libro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5T17:40:41.792000000</meta:creation-date>
    <dc:date>2026-04-05T17:42:00.216000000</dc:date>
    <meta:editing-duration>PT1M19S</meta:editing-duration>
    <meta:editing-cycles>1</meta:editing-cycles>
    <meta:document-statistic meta:table-count="0" meta:image-count="0" meta:object-count="0" meta:page-count="21" meta:paragraph-count="431" meta:word-count="3573" meta:character-count="20613" meta:non-whitespace-character-count="17464"/>
    <meta:generator>LibreOffice/7.3.5.2$Windows_X86_64 LibreOffice_project/184fe81b8c8c30d8b5082578aee2fed2ea847c01</meta:generator>
  </office:meta>
</office:document-meta>
</file>